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cm"/>
    </style:style>
    <style:style style:name="co1" style:family="table-column">
      <style:table-column-properties style:column-width="3.298cm" style:use-optimal-column-width="false"/>
    </style:style>
    <style:style style:name="co2" style:family="table-column">
      <style:table-column-properties style:column-width="2.34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5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99ff66" style:repeat="repeat"/>
    </style:style>
    <style:style style:name="ce3" style:family="table-cell">
      <style:graphic-properties draw:fill="solid" draw:fill-color="#000000" style:repeat="repeat"/>
    </style:style>
    <style:style style:name="ce4" style:family="table-cell">
      <style:graphic-properties draw:fill="solid" draw:fill-color="#ffff99" style:repeat="repeat"/>
    </style:style>
    <style:style style:name="ce5" style:family="table-cell">
      <style:graphic-properties draw:fill="solid" draw:fill-color="#ff6600"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0.178cm" svg:x="3.029cm" svg:y="6.8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>
                <text:p>fr_jap</text:p>
              </table:table-cell>
            </table:table-row>
            <table:table-row table:style-name="ro1" table:default-cell-style-name="ce1">
              <table:table-cell>
                <text:p>denseF</text:p>
              </table:table-cell>
              <table:table-cell>
                <text:p>v</text:p>
              </table:table-cell>
              <table:table-cell table:style-name="ce2">
                <text:p>87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2">
                <text:p>93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2">
                <text:p>86</text:p>
              </table:table-cell>
              <table:table-cell table:style-name="ce4">
                <text:p>79</text:p>
              </table:table-cell>
              <table:table-cell table:style-name="ce3"/>
            </table:table-row>
            <table:table-row table:style-name="ro1" table:default-cell-style-name="ce1">
              <table:table-cell>
                <text:p>denseJ</text:p>
              </table:table-cell>
              <table:table-cell>
                <text:p>v</text:p>
              </table:table-cell>
              <table:table-cell table:style-name="ce5">
                <text:p>65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5">
                <text:p>65</text:p>
              </table:table-cell>
              <table:table-cell table:style-name="ce3"/>
              <table:table-cell table:style-name="ce3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5">
                <text:p>61</text:p>
              </table:table-cell>
              <table:table-cell table:style-name="ce4">
                <text:p>70</text:p>
              </table:table-cell>
              <table:table-cell table:style-name="ce3"/>
            </table:table-row>
            <table:table-row table:style-name="ro1" table:default-cell-style-name="ce1">
              <table:table-cell>
                <text:p>denseFJ</text:p>
              </table:table-cell>
              <table:table-cell>
                <text:p>v</text:p>
              </table:table-cell>
              <table:table-cell table:style-name="ce4">
                <text:p>71</text:p>
              </table:table-cell>
              <table:table-cell table:style-name="ce3"/>
              <table:table-cell table:style-name="ce5">
                <text:p>68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5">
                <text:p>68</text:p>
              </table:table-cell>
              <table:table-cell table:style-name="ce3"/>
              <table:table-cell table:style-name="ce4">
                <text:p>79</text:p>
              </table:table-cell>
            </table:table-row>
            <table:table-row table:style-name="ro2" table:default-cell-style-name="ce5">
              <table:table-cell table:style-name="ce1"/>
              <table:table-cell table:style-name="ce1">
                <text:p>R v</text:p>
              </table:table-cell>
              <table:table-cell>
                <text:p>53</text:p>
              </table:table-cell>
              <table:table-cell>
                <text:p>63</text:p>
              </table:table-cell>
              <table:table-cell>
                <text:p>6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1.3cm" svg:height="1.85cm" svg:x="4.1cm" svg:y="5cm">
          <draw:text-box>
            <text:p text:style-name="P1"><text:span text:style-name="T1">LDA classification results with dense paramet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4T10:28:01.011286678</meta:creation-date>
    <dc:date>2016-03-03T14:34:19.489515355</dc:date>
    <dc:creator>guery </dc:creator>
    <meta:editing-duration>PT1M8S</meta:editing-duration>
    <meta:editing-cycles>4</meta:editing-cycles>
    <meta:generator>LibreOffice/4.2.8.2$Linux_X86_64 LibreOffice_project/420m0$Build-2</meta:generator>
    <meta:document-statistic meta:object-count="2"/>
  </office:meta>
</office:document-meta>
</file>